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0.966cm" fo:min-width="4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34cm"/>
      <style:paragraph-properties style:writing-mode="lr-tb"/>
    </style:style>
    <style:style style:name="gr6" style:family="graphic" style:parent-style-name="objectwithoutfill">
      <style:graphic-properties svg:stroke-width="0.053cm" svg:stroke-color="#76003b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0pt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5cm" svg:height="1cm" svg:x="0.5cm" svg:y="0.538cm">
            <text:p text:style-name="P1">Main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cm" svg:height="0.645cm" svg:x="0.5cm" svg:y="1.538cm">
            <draw:text-box>
              <text:p text:style-name="P2">- </text:p>
            </draw:text-box>
          </draw:frame>
        </draw:g>
        <draw:g>
          <draw:custom-shape draw:style-name="gr1" draw:text-style-name="P1" draw:layer="layout" svg:width="5cm" svg:height="1cm" svg:x="6cm" svg:y="3cm">
            <text:p text:style-name="P1">Management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cm" svg:height="1.039cm" svg:x="6cm" svg:y="4cm">
            <draw:text-box>
              <text:p text:style-name="P2">- ArrayList Player</text:p>
              <text:p text:style-name="P2">- int Blätter </text:p>
            </draw:text-box>
          </draw:frame>
        </draw:g>
        <draw:line draw:style-name="gr3" draw:text-style-name="P4" draw:layer="layout" svg:x1="5.5cm" svg:y1="1cm" svg:x2="6.5cm" svg:y2="3cm">
          <text:p/>
        </draw:line>
        <draw:g>
          <draw:custom-shape draw:style-name="gr4" draw:text-style-name="P1" draw:layer="layout" svg:width="5cm" svg:height="1.216cm" svg:x="7cm" svg:y="0.5cm">
            <text:p text:style-name="P1">Manager</text:p>
            <text:p text:style-name="P1">Interface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5cm" svg:height="0.784cm" svg:x="7cm" svg:y="1.716cm">
            <draw:text-box>
              <text:p text:style-name="P2">- </text:p>
            </draw:text-box>
          </draw:frame>
        </draw:g>
        <draw:line draw:style-name="gr3" draw:text-style-name="P4" draw:layer="layout" svg:x1="8cm" svg:y1="3cm" svg:x2="9cm" svg:y2="1.716cm">
          <text:p/>
        </draw:line>
        <draw:g>
          <draw:custom-shape draw:style-name="gr1" draw:text-style-name="P1" draw:layer="layout" svg:width="5cm" svg:height="1cm" svg:x="13.5cm" svg:y="3cm">
            <text:p text:style-name="P1">Spiel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cm" svg:height="1.039cm" svg:x="13.5cm" svg:y="4cm">
            <draw:text-box>
              <text:p text:style-name="P2">- Array List Player</text:p>
              <text:p text:style-name="P2">- int Blätter </text:p>
            </draw:text-box>
          </draw:frame>
        </draw:g>
        <draw:g>
          <draw:custom-shape draw:style-name="gr4" draw:text-style-name="P1" draw:layer="layout" svg:width="5cm" svg:height="1.216cm" svg:x="13.5cm" svg:y="0.5cm">
            <text:p text:style-name="P1">Interface</text:p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5cm" svg:height="0.784cm" svg:x="13.5cm" svg:y="1.716cm">
            <draw:text-box>
              <text:p text:style-name="P2">- </text:p>
            </draw:text-box>
          </draw:frame>
        </draw:g>
        <draw:line draw:style-name="gr3" draw:text-style-name="P4" draw:layer="layout" svg:x1="14.5cm" svg:y1="3cm" svg:x2="15.5cm" svg:y2="1.716cm">
          <text:p/>
        </draw:line>
        <draw:line draw:style-name="gr3" draw:text-style-name="P4" draw:layer="layout" svg:x1="11cm" svg:y1="3.5cm" svg:x2="13.5cm" svg:y2="3.5cm">
          <text:p/>
        </draw:line>
        <draw:g>
          <draw:custom-shape draw:style-name="gr1" draw:text-style-name="P1" draw:layer="layout" svg:width="5cm" svg:height="1cm" svg:x="21cm" svg:y="3cm">
            <text:p text:style-name="P1">Teilnehme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cm" svg:height="0.645cm" svg:x="21cm" svg:y="4cm">
            <draw:text-box>
              <text:p text:style-name="P2">- Array List HandBlatt</text:p>
            </draw:text-box>
          </draw:frame>
        </draw:g>
        <draw:g>
          <draw:custom-shape draw:style-name="gr1" draw:text-style-name="P1" draw:layer="layout" svg:width="5cm" svg:height="1cm" svg:x="22.5cm" svg:y="7cm">
            <text:p text:style-name="P1">Deale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cm" svg:height="1.039cm" svg:x="22.5cm" svg:y="8cm">
            <draw:text-box>
              <text:p text:style-name="P2">- Array List Player</text:p>
              <text:p text:style-name="P2">- int Blätter </text:p>
            </draw:text-box>
          </draw:frame>
        </draw:g>
        <draw:g>
          <draw:custom-shape draw:style-name="gr1" draw:text-style-name="P1" draw:layer="layout" svg:width="5cm" svg:height="1cm" svg:x="17cm" svg:y="7cm">
            <text:p text:style-name="P1">Spieler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cm" svg:height="1.039cm" svg:x="17cm" svg:y="8cm">
            <draw:text-box>
              <text:p text:style-name="P2">- Array List Player</text:p>
              <text:p text:style-name="P2">- int Blätter </text:p>
            </draw:text-box>
          </draw:frame>
        </draw:g>
        <draw:line draw:style-name="gr3" draw:text-style-name="P4" draw:layer="layout" svg:x1="17cm" svg:y1="4cm" svg:x2="19cm" svg:y2="7cm">
          <text:p/>
        </draw:line>
        <draw:line draw:style-name="gr3" draw:text-style-name="P4" draw:layer="layout" svg:x1="17cm" svg:y1="4cm" svg:x2="24.5cm" svg:y2="7cm">
          <text:p/>
        </draw:line>
        <draw:line draw:style-name="gr6" draw:text-style-name="P4" draw:layer="layout" svg:x1="23.5cm" svg:y1="4.645cm" svg:x2="25cm" svg:y2="7cm">
          <text:p/>
        </draw:line>
        <draw:line draw:style-name="gr6" draw:text-style-name="P4" draw:layer="layout" svg:x1="23.5cm" svg:y1="4.645cm" svg:x2="20.5cm" svg:y2="7cm">
          <text:p/>
        </draw:line>
        <draw:g>
          <draw:custom-shape draw:style-name="gr1" draw:text-style-name="P1" draw:layer="layout" svg:width="5cm" svg:height="1cm" svg:x="6.5cm" svg:y="8cm">
            <text:p text:style-name="P1">KartenStapel2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cm" svg:height="1.039cm" svg:x="6.5cm" svg:y="9cm">
            <draw:text-box>
              <text:p text:style-name="P2">- int Blätter</text:p>
              <text:p text:style-name="P2">- int [] karten </text:p>
            </draw:text-box>
          </draw:frame>
        </draw:g>
        <draw:g>
          <draw:custom-shape draw:style-name="gr1" draw:text-style-name="P1" draw:layer="layout" svg:width="5cm" svg:height="1cm" svg:x="0.5cm" svg:y="0.538cm">
            <text:p text:style-name="P1">Main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cm" svg:height="0.645cm" svg:x="0.5cm" svg:y="1.538cm">
            <draw:text-box>
              <text:p text:style-name="P2">- </text:p>
            </draw:text-box>
          </draw:frame>
        </draw:g>
        <draw:line draw:style-name="gr3" draw:text-style-name="P4" draw:layer="layout" svg:x1="13.5cm" svg:y1="4cm" svg:x2="9cm" svg:y2="8cm">
          <text:p/>
        </draw:line>
        <draw:line draw:style-name="gr3" draw:text-style-name="P4" draw:layer="layout" svg:x1="10cm" svg:y1="9cm" svg:x2="14cm" svg:y2="11.5cm">
          <text:p/>
        </draw:line>
        <draw:g>
          <draw:custom-shape draw:style-name="gr1" draw:text-style-name="P1" draw:layer="layout" svg:width="5cm" svg:height="1cm" svg:x="12.5cm" svg:y="11.5cm">
            <text:p text:style-name="P1">Karte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5cm" svg:height="1.433cm" svg:x="12.5cm" svg:y="12.5cm">
            <draw:text-box>
              <text:p text:style-name="P2">- int wert</text:p>
              <text:p text:style-name="P2">- boolean istAss</text:p>
              <text:p text:style-name="P2">- boolean istBube </text:p>
            </draw:text-box>
          </draw:frame>
        </draw:g>
        <draw:line draw:style-name="gr3" draw:text-style-name="P4" draw:layer="layout" svg:x1="19.5cm" svg:y1="9cm" svg:x2="15.5cm" svg:y2="11.5cm">
          <text:p/>
        </draw:line>
        <draw:line draw:style-name="gr3" draw:text-style-name="P4" draw:layer="layout" svg:x1="24cm" svg:y1="9.039cm" svg:x2="17.5cm" svg:y2="11.5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eon Bruns</meta:initial-creator>
    <meta:creation-date>2021-04-21T21:21:26.009020862</meta:creation-date>
    <dc:date>2021-04-21T21:36:26.617594018</dc:date>
    <dc:creator>Leon Bruns</dc:creator>
    <meta:editing-duration>PT15M2S</meta:editing-duration>
    <meta:editing-cycles>2</meta:editing-cycles>
    <meta:generator>LibreOffice/7.1.2.2$Linux_X86_64 LibreOffice_project/10$Build-2</meta:generator>
    <meta:document-statistic meta:object-count="68"/>
  </office:meta>
</office:document-meta>
</file>